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01000002ACDAC4F29323E5B992.png" manifest:media-type="image/png"/>
  <manifest:file-entry manifest:full-path="Pictures/100002AB000027CA00003505A511E90C07B5A57F.svg" manifest:media-type="image/svg+xml"/>
  <manifest:file-entry manifest:full-path="Pictures/10000001000002EE0000029BE23B27C496EDDDCC.png" manifest:media-type="image/png"/>
  <manifest:file-entry manifest:full-path="Pictures/1000022500003BA200003505C89902D536DF723F.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draw:textarea-horizontal-align="justify" draw:textarea-vertical-align="middle" draw:auto-grow-height="false" fo:min-height="0cm" fo:min-width="0cm"/>
    </style:style>
    <style:style style:name="gr2" style:family="graphic" style:parent-style-name="standard">
      <style:graphic-properties draw:stroke="none" draw:fill-color="#aa322c" draw:textarea-horizontal-align="justify" draw:textarea-vertical-align="middle" draw:auto-grow-height="false" fo:min-height="1.33cm" fo:min-width="1.797cm"/>
      <style:paragraph-properties style:writing-mode="lr-tb"/>
    </style:style>
    <style:style style:name="gr3" style:family="graphic" style:parent-style-name="standard">
      <style:graphic-properties draw:stroke="none" svg:stroke-color="#460000" draw:fill-color="#aa322c" draw:textarea-horizontal-align="justify" draw:textarea-vertical-align="middle" draw:auto-grow-height="false" fo:min-height="1.33cm" fo:min-width="1.797cm"/>
      <style:paragraph-properties style:writing-mode="lr-tb"/>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standard">
      <style:graphic-properties svg:stroke-color="#ffffff" draw:fill-color="#aa322c" draw:textarea-horizontal-align="justify" draw:textarea-vertical-align="middle" draw:auto-grow-height="false" fo:min-height="1.267cm" fo:min-width="1.706cm"/>
      <style:paragraph-properties style:writing-mode="lr-tb"/>
    </style:style>
    <style:style style:name="gr7" style:family="graphic" style:parent-style-name="objectwithoutfill">
      <style:graphic-properties draw:marker-end="Arrowheads_20_4" draw:marker-end-width="0.3cm" draw:fill="none" draw:textarea-vertical-align="middle"/>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standard">
      <style:graphic-properties draw:stroke="none" draw:fill-color="#999999" draw:textarea-horizontal-align="justify" draw:textarea-vertical-align="middle" draw:auto-grow-height="false" fo:min-height="1.33cm" fo:min-width="1.797cm"/>
      <style:paragraph-properties style:writing-mode="lr-tb"/>
    </style:style>
    <style:style style:name="gr10" style:family="graphic" style:parent-style-name="standard">
      <style:graphic-properties draw:marker-start="Arrow" draw:marker-start-width="0.3cm" draw:marker-end="Arrow" draw:marker-end-width="0.3cm" draw:textarea-vertical-align="middle"/>
    </style:style>
    <style:style style:name="gr11" style:family="graphic" style:parent-style-name="standard">
      <style:graphic-properties draw:textarea-horizontal-align="justify" draw:textarea-vertical-align="middle" draw:auto-grow-height="false" fo:min-height="0.138cm" fo:min-width="0.309cm"/>
      <style:paragraph-properties style:writing-mode="lr-tb"/>
    </style:style>
    <style:style style:name="gr12" style:family="graphic" style:parent-style-name="standard">
      <style:graphic-properties draw:textarea-horizontal-align="justify" draw:textarea-vertical-align="middle" draw:auto-grow-height="false" fo:min-height="0.138cm" fo:min-width="0.585cm"/>
      <style:paragraph-properties style:writing-mode="lr-tb"/>
    </style:style>
    <style:style style:name="gr13" style:family="graphic" style:parent-style-name="standard">
      <style:graphic-properties draw:stroke="none" draw:fill-color="#999999" draw:textarea-horizontal-align="justify" draw:textarea-vertical-align="middle" draw:auto-grow-height="false" fo:min-height="0.567cm" fo:min-width="1.955cm"/>
      <style:paragraph-properties style:writing-mode="lr-tb"/>
    </style:style>
    <style:style style:name="gr14" style:family="graphic" style:parent-style-name="objectwithoutfill">
      <style:graphic-properties draw:stroke="dash" draw:stroke-dash="Long_20_Dash" svg:stroke-color="#808080" svg:stroke-linecap="butt"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fo:min-height="0.854cm"/>
      <style:paragraph-properties style:writing-mode="lr-tb"/>
    </style:style>
    <style:style style:name="gr17" style:family="graphic" style:parent-style-name="standard">
      <style:graphic-properties draw:stroke="none" svg:stroke-color="#000000" draw:fill="none" draw:fill-color="#ffffff" fo:min-height="1.423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textarea-horizontal-align="justify" draw:textarea-vertical-align="middle" draw:auto-grow-height="false" fo:min-height="0.051cm" fo:min-width="0cm"/>
    </style:style>
    <style:style style:name="gr20" style:family="graphic" style:parent-style-name="standard">
      <style:graphic-properties draw:stroke="none" draw:stroke-dash="Dashed_20__28_var_29__20_1" svg:stroke-width="0cm" draw:stroke-linejoin="none" svg:stroke-linecap="butt" draw:fill="solid" draw:fill-color="#00a933" draw:textarea-horizontal-align="center" draw:textarea-vertical-align="middle"/>
    </style:style>
    <style:style style:name="gr21" style:family="graphic" style:parent-style-name="standard">
      <style:graphic-properties draw:stroke="none" svg:stroke-color="#000000" draw:fill="none" draw:fill-color="#ffffff" fo:min-height="0.637cm"/>
      <style:paragraph-properties style:writing-mode="lr-tb"/>
    </style:style>
    <style:style style:name="gr22" style:family="graphic" style:parent-style-name="standard">
      <style:graphic-properties draw:stroke="none" svg:stroke-color="#000000" draw:fill="none" draw:fill-color="#ffffff" fo:min-height="0.955cm"/>
      <style:paragraph-properties style:writing-mode="lr-tb"/>
    </style:style>
    <style:style style:name="gr23" style:family="graphic" style:parent-style-name="standard">
      <style:graphic-properties draw:stroke="none" draw:stroke-dash="Dashed_20__28_var_29__20_1" svg:stroke-width="0cm" draw:stroke-linejoin="none" svg:stroke-linecap="butt" draw:fill="solid" draw:fill-color="#cccccc" draw:textarea-horizontal-align="center" draw:textarea-vertical-align="middle"/>
    </style:style>
    <style:style style:name="gr24" style:family="graphic" style:parent-style-name="standard">
      <style:graphic-properties draw:stroke="dash" draw:stroke-dash="Long_20_Dash" svg:stroke-color="#808080" svg:stroke-linecap="butt" draw:textarea-vertical-align="middle"/>
    </style:style>
    <style:style style:name="gr25" style:family="graphic" style:parent-style-name="standard">
      <style:graphic-properties draw:stroke="none" draw:stroke-dash="Dashed_20__28_var_29__20_1" svg:stroke-width="0cm" draw:stroke-linejoin="none" svg:stroke-linecap="butt" draw:fill="solid" draw:fill-color="#b92323" draw:opacity="8%" draw:textarea-horizontal-align="center" draw:textarea-vertical-align="middle"/>
    </style:style>
    <style:style style:name="gr26" style:family="graphic" style:parent-style-name="standard">
      <style:graphic-properties draw:stroke="none" draw:stroke-dash="Dashed_20__28_var_29__20_1" svg:stroke-width="0.005cm" svg:stroke-color="#b92323" draw:stroke-linejoin="miter" svg:stroke-linecap="butt" draw:fill="none" draw:fill-color="#b92323" draw:opacity="8%" draw:textarea-horizontal-align="center" draw:textarea-vertical-align="middle" fo:padding-top="0.115cm" fo:padding-bottom="0.115cm" fo:padding-left="0.24cm" fo:padding-right="0.24cm"/>
    </style:style>
    <style:style style:name="P1" style:family="paragraph">
      <style:paragraph-properties fo:text-align="center"/>
    </style:style>
    <style:style style:name="P2" style:family="paragraph">
      <style:paragraph-properties fo:text-align="center" style:writing-mode="lr-tb"/>
      <style:text-properties fo:color="#ffffff" loext:opacity="100%" fo:font-size="14pt" fo:language="en" fo:country="US" style:font-size-asian="14pt" style:font-size-complex="14pt"/>
    </style:style>
    <style:style style:name="P3" style:family="paragraph">
      <loext:graphic-properties draw:fill-color="#aa322c"/>
      <style:paragraph-properties fo:text-align="center" style:writing-mode="lr-tb"/>
      <style:text-properties fo:color="#ffffff" loext:opacity="100%" loext:color-lum-mod="100%" loext:color-lum-off="0%" fo:font-size="14pt" fo:language="en" fo:country="US" style:font-size-asian="14pt" style:font-size-complex="14pt"/>
    </style:style>
    <style:style style:name="P4" style:family="paragraph">
      <loext:graphic-properties draw:fill="none"/>
      <style:paragraph-properties fo:text-align="center"/>
      <style:text-properties fo:language="en" fo:country="US"/>
    </style:style>
    <style:style style:name="P5" style:family="paragraph">
      <loext:graphic-properties draw:fill-color="#999999"/>
      <style:paragraph-properties fo:text-align="center" style:writing-mode="lr-tb"/>
      <style:text-properties fo:color="#ffffff" loext:opacity="100%" loext:color-lum-mod="100%" loext:color-lum-off="0%" fo:font-size="14pt" fo:language="en" fo:country="US" style:font-size-asian="14pt" style:font-size-complex="14pt"/>
    </style:style>
    <style:style style:name="P6" style:family="paragraph">
      <style:paragraph-properties fo:text-align="center"/>
      <style:text-properties fo:language="en" fo:country="US"/>
    </style:style>
    <style:style style:name="P7" style:family="paragraph">
      <style:paragraph-properties fo:text-align="center" style:writing-mode="lr-tb"/>
      <style:text-properties fo:font-size="10pt" fo:language="en" fo:country="US" style:font-size-asian="10pt" style:font-size-complex="10pt"/>
    </style:style>
    <style:style style:name="P8" style:family="paragraph">
      <style:paragraph-properties fo:text-align="center" style:writing-mode="lr-tb"/>
      <style:text-properties fo:color="#ffffff" loext:opacity="100%" fo:font-size="10pt" fo:language="en" fo:country="US" style:font-size-asian="10pt" style:font-size-complex="10pt"/>
    </style:style>
    <style:style style:name="P9" style:family="paragraph">
      <loext:graphic-properties draw:fill-color="#999999"/>
      <style:paragraph-properties fo:text-align="center" style:writing-mode="lr-tb"/>
      <style:text-properties fo:color="#ffffff" loext:opacity="100%" loext:color-lum-mod="100%" loext:color-lum-off="0%" fo:font-size="10pt" fo:language="en" fo:country="US" style:font-size-asian="10pt" style:font-size-complex="10pt"/>
    </style:style>
    <style:style style:name="P10" style:family="paragraph">
      <loext:graphic-properties draw:fill="none"/>
      <style:paragraph-properties fo:text-align="center"/>
    </style:style>
    <style:style style:name="P11" style:family="paragraph">
      <loext:graphic-properties draw:fill="none" draw:fill-color="#ffffff"/>
      <style:paragraph-properties fo:text-align="end" style:writing-mode="lr-tb"/>
      <style:text-properties fo:font-size="10pt" fo:font-style="italic" style:font-size-asian="10pt" style:font-style-asian="italic" style:font-size-complex="10pt" style:font-style-complex="italic"/>
    </style:style>
    <style:style style:name="P12" style:family="paragraph">
      <loext:graphic-properties draw:fill="none" draw:fill-color="#ffffff"/>
      <style:paragraph-properties style:writing-mode="lr-tb"/>
      <style:text-properties fo:color="#999999" loext:opacity="100%" loext:color-lum-mod="100%" loext:color-lum-off="0%" fo:font-weight="normal" fo:background-color="#666666" style:font-weight-asian="normal" style:font-weight-complex="normal"/>
    </style:style>
    <style:style style:name="P13" style:family="paragraph">
      <loext:graphic-properties draw:fill="solid" draw:fill-color="#00a933"/>
      <style:paragraph-properties fo:text-align="center"/>
    </style:style>
    <style:style style:name="P14" style:family="paragraph">
      <loext:graphic-properties draw:fill="none" draw:fill-color="#ffffff"/>
      <style:paragraph-properties style:writing-mode="lr-tb"/>
      <style:text-properties fo:color="#00a933" loext:opacity="100%" loext:color-lum-mod="100%" loext:color-lum-off="0%" fo:font-size="8pt" style:font-size-asian="8pt" style:font-size-complex="8pt"/>
    </style:style>
    <style:style style:name="P15" style:family="paragraph">
      <loext:graphic-properties draw:fill="none" draw:fill-color="#ffffff"/>
      <style:paragraph-properties style:writing-mode="lr-tb"/>
      <style:text-properties fo:color="#999999" loext:opacity="100%" loext:color-lum-mod="100%" loext:color-lum-off="0%" fo:font-size="8pt" style:font-size-asian="8pt" style:font-size-complex="8pt"/>
    </style:style>
    <style:style style:name="P16" style:family="paragraph">
      <loext:graphic-properties draw:fill="solid" draw:fill-color="#cccccc"/>
      <style:paragraph-properties fo:text-align="center"/>
    </style:style>
    <style:style style:name="P17" style:family="paragraph">
      <loext:graphic-properties draw:fill="solid" draw:fill-color="#b92323" draw:opacity="8%"/>
      <style:paragraph-properties fo:text-align="center"/>
    </style:style>
    <style:style style:name="P18" style:family="paragraph">
      <loext:graphic-properties draw:fill="none" draw:fill-color="#b92323" draw:opacity="8%"/>
      <style:paragraph-properties fo:text-align="center"/>
    </style:style>
    <style:style style:name="T1" style:family="text">
      <style:text-properties fo:color="#ffffff" loext:opacity="100%" fo:font-size="14pt" fo:language="en" fo:country="US" style:font-size-asian="14pt" style:font-size-complex="14pt"/>
    </style:style>
    <style:style style:name="T2" style:family="text">
      <style:text-properties fo:font-size="10pt" fo:language="en" fo:country="US" style:font-size-asian="10pt" style:font-size-complex="10pt"/>
    </style:style>
    <style:style style:name="T3" style:family="text">
      <style:text-properties fo:color="#ffffff" loext:opacity="100%" fo:font-size="10pt" fo:language="en" fo:country="US"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color="#999999" loext:opacity="100%" fo:font-weight="normal" style:font-weight-asian="normal" style:font-weight-complex="normal"/>
    </style:style>
    <style:style style:name="T6" style:family="text">
      <style:text-properties fo:color="#00a933" loext:opacity="100%" fo:font-size="8pt" style:font-size-asian="8pt" style:font-size-complex="8pt"/>
    </style:style>
    <style:style style:name="T7" style:family="text">
      <style:text-properties fo:color="#999999" loext:opacity="100%"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libre-office-draw-template">
        <draw:custom-shape draw:style-name="gr1" draw:text-style-name="P1" xml:id="id13" draw:id="id13" draw:layer="layout" svg:width="0.212cm" svg:height="0.176cm" svg:x="8.352cm" svg:y="8.244cm">
          <text:p/>
          <draw:enhanced-geometry svg:viewBox="0 0 21600 21600" draw:type="rectangle" draw:enhanced-path="M 0 0 L 21600 0 21600 21600 0 21600 0 0 Z N"/>
        </draw:custom-shape>
        <draw:custom-shape draw:style-name="gr2" draw:text-style-name="P3" xml:id="id2" draw:id="id2" draw:layer="layout" svg:width="2.297cm" svg:height="1.58cm" svg:x="8.354cm" svg:y="14.436cm">
          <text:p text:style-name="P2"><text:span text:style-name="T1">math</text:span></text:p>
          <text:p text:style-name="P2"><text:span text:style-name="T1">runtime</text:span></text:p>
          <draw:enhanced-geometry svg:viewBox="0 0 21600 21600" draw:type="rectangle" draw:enhanced-path="M 0 0 L 21600 0 21600 21600 0 21600 0 0 Z N"/>
        </draw:custom-shape>
        <draw:custom-shape draw:style-name="gr2" draw:text-style-name="P3" xml:id="id5" draw:id="id5" draw:layer="layout" svg:width="2.297cm" svg:height="1.58cm" svg:x="5.354cm" svg:y="12.236cm">
          <text:p text:style-name="P2"><text:span text:style-name="T1">smpl</text:span></text:p>
          <draw:enhanced-geometry svg:viewBox="0 0 21600 21600" draw:type="rectangle" draw:enhanced-path="M 0 0 L 21600 0 21600 21600 0 21600 0 0 Z N"/>
        </draw:custom-shape>
        <draw:custom-shape draw:style-name="gr2" draw:text-style-name="P3" xml:id="id4" draw:id="id4" draw:layer="layout" svg:width="2.297cm" svg:height="1.58cm" svg:x="5.354cm" svg:y="10.036cm">
          <text:p text:style-name="P2"><text:span text:style-name="T1">compiler</text:span></text:p>
          <draw:enhanced-geometry svg:viewBox="0 0 21600 21600" draw:type="rectangle" draw:enhanced-path="M 0 0 L 21600 0 21600 21600 0 21600 0 0 Z N"/>
        </draw:custom-shape>
        <draw:custom-shape draw:style-name="gr3" draw:text-style-name="P3" xml:id="id1" draw:id="id1" draw:layer="layout" svg:width="2.297cm" svg:height="1.58cm" svg:x="8.354cm" svg:y="7.836cm">
          <text:p text:style-name="P2"><text:span text:style-name="T1">simulator</text:span></text:p>
          <draw:enhanced-geometry svg:viewBox="0 0 21600 21600" draw:type="rectangle" draw:enhanced-path="M 0 0 L 21600 0 21600 21600 0 21600 0 0 Z N"/>
        </draw:custom-shape>
        <draw:custom-shape draw:style-name="gr2" draw:text-style-name="P3" xml:id="id3" draw:id="id3" draw:layer="layout" svg:width="2.297cm" svg:height="1.58cm" svg:x="11.354cm" svg:y="7.836cm">
          <text:p text:style-name="P2"><text:span text:style-name="T1">app</text:span></text:p>
          <draw:enhanced-geometry svg:viewBox="0 0 21600 21600" draw:type="rectangle" draw:enhanced-path="M 0 0 L 21600 0 21600 21600 0 21600 0 0 Z N"/>
        </draw:custom-shape>
        <draw:connector draw:style-name="gr4" draw:text-style-name="P4" draw:layer="layout" svg:x1="9.502cm" svg:y1="9.416cm" svg:x2="9.502cm" svg:y2="14.436cm" draw:start-shape="id1" draw:start-glue-point="2" draw:end-shape="id2" draw:end-glue-point="0" svg:d="M9502 9416v5020" svg:viewBox="0 0 1 5021">
          <text:p/>
        </draw:connector>
        <draw:connector draw:style-name="gr5" draw:text-style-name="P4" draw:layer="layout" svg:x1="12.502cm" svg:y1="9.416cm" svg:x2="10.651cm" svg:y2="15.226cm" draw:start-shape="id3" draw:start-glue-point="2" draw:end-shape="id2" draw:end-glue-point="1" svg:d="M12502 9416v5810h-1851" svg:viewBox="0 0 1852 5811">
          <text:p/>
        </draw:connector>
        <draw:custom-shape draw:style-name="gr6" draw:text-style-name="P3" xml:id="id6" draw:id="id6" draw:layer="layout" svg:width="2.205cm" svg:height="2.426cm" svg:x="8.4cm" svg:y="3.736cm">
          <text:p text:style-name="P2"><text:span text:style-name="T1">public</text:span></text:p>
          <text:p text:style-name="P2"><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3" xml:id="id7" draw:id="id7" draw:layer="layout" svg:width="2.205cm" svg:height="2.426cm" svg:x="11.4cm" svg:y="3.737cm">
          <text:p text:style-name="P2"><text:span text:style-name="T1">private</text:span></text:p>
          <text:p text:style-name="P2"><text:span text:style-name="T1">cour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 draw:text-style-name="P4" draw:layer="layout" svg:x1="6.502cm" svg:y1="11.616cm" svg:x2="6.502cm" svg:y2="12.236cm" draw:start-shape="id4" draw:start-glue-point="2" draw:end-shape="id5" draw:end-glue-point="0" svg:d="M6502 11616v620" svg:viewBox="0 0 1 621">
          <text:p/>
        </draw:connector>
        <draw:connector draw:style-name="gr8" draw:text-style-name="P4" draw:layer="layout" svg:x1="9.503cm" svg:y1="6.162cm" svg:x2="9.502cm" svg:y2="7.836cm" draw:start-shape="id6" draw:start-glue-point="7" draw:end-shape="id1" draw:end-glue-point="0" svg:d="M9503 6162v844h-1v830" svg:viewBox="0 0 2 1675">
          <text:p/>
        </draw:connector>
        <draw:connector draw:style-name="gr8" draw:text-style-name="P4" draw:layer="layout" svg:x1="12.503cm" svg:y1="6.163cm" svg:x2="12.502cm" svg:y2="7.836cm" draw:start-shape="id7" draw:start-glue-point="7" draw:end-shape="id3" svg:d="M12503 6163v844h-1v829" svg:viewBox="0 0 2 1674">
          <text:p/>
        </draw:connector>
        <draw:custom-shape draw:style-name="gr9" draw:text-style-name="P5" draw:layer="layout" svg:width="2.297cm" svg:height="1.58cm" svg:x="8.354cm" svg:y="0.936cm">
          <text:p text:style-name="P2"><text:span text:style-name="T1">vscode</text:span></text:p>
          <draw:enhanced-geometry svg:viewBox="0 0 21600 21600" draw:type="rectangle" draw:enhanced-path="M 0 0 L 21600 0 21600 21600 0 21600 0 0 Z N"/>
        </draw:custom-shape>
        <draw:custom-shape draw:style-name="gr2" draw:text-style-name="P3" xml:id="id19" draw:id="id19" draw:layer="layout" svg:width="2.297cm" svg:height="1.58cm" svg:x="11.354cm" svg:y="0.936cm">
          <text:p text:style-name="P2"><text:span text:style-name="T1">ide</text:span></text:p>
          <draw:enhanced-geometry svg:viewBox="0 0 21600 21600" draw:type="rectangle" draw:enhanced-path="M 0 0 L 21600 0 21600 21600 0 21600 0 0 Z N"/>
        </draw:custom-shape>
        <draw:line draw:style-name="gr10" draw:text-style-name="P6" draw:layer="layout" svg:x1="9.96cm" svg:y1="3.988cm" svg:x2="12.021cm" svg:y2="2.694cm">
          <text:p/>
        </draw:line>
        <draw:line draw:style-name="gr10" draw:text-style-name="P6" draw:layer="layout" svg:x1="12.021cm" svg:y1="3.988cm" svg:x2="9.96cm" svg:y2="2.694cm">
          <text:p/>
        </draw:line>
        <draw:custom-shape draw:style-name="gr11" draw:text-style-name="P7" draw:layer="layout" svg:width="0.849cm" svg:height="0.428cm" svg:x="5.045cm" svg:y="11.377cm">
          <text:p text:style-name="P7"><text:span text:style-name="T2">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5.045cm" svg:y="13.578cm">
          <text:p text:style-name="P7"><text:span text:style-name="T2">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9.045cm" svg:y="15.779cm">
          <text:p text:style-name="P7"><text:span text:style-name="T2">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0.045cm" svg:y="9.178cm">
          <text:p text:style-name="P7"><text:span text:style-name="T2">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1.125cm" svg:height="0.428cm" svg:x="7.869cm" svg:y="9.179cm">
          <text:p text:style-name="P7"><text:span text:style-name="T2">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3.545cm" svg:y="9.179cm">
          <text:p text:style-name="P7"><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0.045cm" svg:y="15.78cm">
          <text:p text:style-name="P7"><text:span text:style-name="T2">D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3.545cm" svg:y="2.179cm">
          <text:p text:style-name="P7"><text:span text:style-name="T2">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7" draw:layer="layout" svg:width="1.125cm" svg:height="0.428cm" svg:x="13.569cm" svg:y="0.88cm">
          <text:p text:style-name="P7"><text:span text:style-name="T2">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3.045cm" svg:y="5.78cm">
          <text:p text:style-name="P7"><text:span text:style-name="T2">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0.849cm" svg:height="0.428cm" svg:x="10cm" svg:y="5.781cm">
          <text:p text:style-name="P7"><text:span text:style-name="T2">MB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9.471cm" svg:y1="2.654cm" svg:x2="9.471cm" svg:y2="4.007cm">
          <text:p/>
        </draw:line>
        <draw:line draw:style-name="gr10" draw:text-style-name="P6" draw:layer="layout" svg:x1="12.471cm" svg:y1="2.654cm" svg:x2="12.471cm" svg:y2="4.007cm">
          <text:p/>
        </draw:line>
        <draw:custom-shape draw:style-name="gr13" draw:text-style-name="P9" xml:id="id14" draw:id="id14" draw:layer="layout" svg:width="2.455cm" svg:height="0.817cm" svg:x="0.396cm" svg:y="8.136cm">
          <text:p text:style-name="P8"><text:span text:style-name="T3">bootstrap</text:span></text:p>
          <draw:enhanced-geometry svg:viewBox="0 0 21600 21600" draw:type="rectangle" draw:enhanced-path="M 0 0 L 21600 0 21600 21600 0 21600 0 0 Z N"/>
        </draw:custom-shape>
        <draw:custom-shape draw:style-name="gr13" draw:text-style-name="P9" xml:id="id15" draw:id="id15" draw:layer="layout" svg:width="2.455cm" svg:height="0.817cm" svg:x="0.396cm" svg:y="9.136cm">
          <text:p text:style-name="P8"><text:span text:style-name="T3">axios</text:span></text:p>
          <draw:enhanced-geometry svg:viewBox="0 0 21600 21600" draw:type="rectangle" draw:enhanced-path="M 0 0 L 21600 0 21600 21600 0 21600 0 0 Z N"/>
        </draw:custom-shape>
        <draw:custom-shape draw:style-name="gr13" draw:text-style-name="P9" xml:id="id10" draw:id="id10" draw:layer="layout" svg:width="2.455cm" svg:height="0.817cm" svg:x="0.396cm" svg:y="11.636cm">
          <text:p text:style-name="P8"><text:span text:style-name="T3">mathjs</text:span></text:p>
          <draw:enhanced-geometry svg:viewBox="0 0 21600 21600" draw:type="rectangle" draw:enhanced-path="M 0 0 L 21600 0 21600 21600 0 21600 0 0 Z N"/>
        </draw:custom-shape>
        <draw:custom-shape draw:style-name="gr13" draw:text-style-name="P9" xml:id="id8" draw:id="id8" draw:layer="layout" svg:width="2.455cm" svg:height="0.817cm" svg:x="0.396cm" svg:y="13.636cm">
          <text:p text:style-name="P8"><text:span text:style-name="T3">multila-lexer</text:span></text:p>
          <draw:enhanced-geometry svg:viewBox="0 0 21600 21600" draw:type="rectangle" draw:enhanced-path="M 0 0 L 21600 0 21600 21600 0 21600 0 0 Z N"/>
        </draw:custom-shape>
        <draw:custom-shape draw:style-name="gr13" draw:text-style-name="P9" xml:id="id11" draw:id="id11" draw:layer="layout" svg:width="2.455cm" svg:height="0.817cm" svg:x="0.396cm" svg:y="10.436cm">
          <text:p text:style-name="P8"><text:span text:style-name="T3">lz-string</text:span></text:p>
          <draw:enhanced-geometry svg:viewBox="0 0 21600 21600" draw:type="rectangle" draw:enhanced-path="M 0 0 L 21600 0 21600 21600 0 21600 0 0 Z N"/>
        </draw:custom-shape>
        <draw:custom-shape draw:style-name="gr13" draw:text-style-name="P9" xml:id="id9" draw:id="id9" draw:layer="layout" svg:width="2.455cm" svg:height="0.817cm" svg:x="0.396cm" svg:y="12.636cm">
          <text:p text:style-name="P8"><text:span text:style-name="T3">buffer</text:span></text:p>
          <draw:enhanced-geometry svg:viewBox="0 0 21600 21600" draw:type="rectangle" draw:enhanced-path="M 0 0 L 21600 0 21600 21600 0 21600 0 0 Z N"/>
        </draw:custom-shape>
        <draw:connector draw:style-name="gr14" draw:text-style-name="P10" draw:layer="layout" draw:type="curve" svg:x1="2.851cm" svg:y1="14.044cm" svg:x2="5.354cm" svg:y2="13.026cm" draw:start-shape="id8" draw:start-glue-point="1" draw:end-shape="id5" draw:end-glue-point="3" svg:d="M2851 14044c1876 0 625-1018 2503-1018" svg:viewBox="0 0 2504 1019">
          <text:p/>
        </draw:connector>
        <draw:connector draw:style-name="gr14" draw:text-style-name="P10" draw:layer="layout" draw:type="curve" svg:x1="2.851cm" svg:y1="13.044cm" svg:x2="5.354cm" svg:y2="13.026cm" draw:start-shape="id9" draw:start-glue-point="1" draw:end-shape="id5" draw:end-glue-point="3" svg:d="M2851 13044c1876 0 625-18 2503-18" svg:viewBox="0 0 2504 19">
          <text:p/>
        </draw:connector>
        <draw:connector draw:style-name="gr14" draw:text-style-name="P10" draw:layer="layout" draw:type="curve" svg:x1="2.851cm" svg:y1="12.044cm" svg:x2="5.354cm" svg:y2="13.026cm" draw:start-shape="id10" draw:start-glue-point="1" draw:end-shape="id5" draw:end-glue-point="3" svg:d="M2851 12044c1876 0 625 982 2503 982" svg:viewBox="0 0 2504 983">
          <text:p/>
        </draw:connector>
        <draw:connector draw:style-name="gr14" draw:text-style-name="P10" draw:layer="layout" draw:type="curve" svg:x1="2.851cm" svg:y1="10.844cm" svg:x2="5.354cm" svg:y2="10.826cm" draw:start-shape="id11" draw:end-shape="id4" draw:end-glue-point="3" svg:d="M2851 10844c1876 0 625-18 2503-18" svg:viewBox="0 0 2504 19">
          <text:p/>
        </draw:connector>
        <draw:custom-shape draw:style-name="gr13" draw:text-style-name="P9" xml:id="id12" draw:id="id12" draw:layer="layout" svg:width="2.455cm" svg:height="0.817cm" svg:x="0.396cm" svg:y="7.136cm">
          <text:p text:style-name="P8"><text:span text:style-name="T3">fontawesome</text:span></text:p>
          <draw:enhanced-geometry svg:viewBox="0 0 21600 21600" draw:type="rectangle" draw:enhanced-path="M 0 0 L 21600 0 21600 21600 0 21600 0 0 Z N"/>
        </draw:custom-shape>
        <draw:custom-shape draw:style-name="gr13" draw:text-style-name="P9" xml:id="id16" draw:id="id16" draw:layer="layout" svg:width="2.455cm" svg:height="0.817cm" svg:x="0.396cm" svg:y="6.136cm">
          <text:p text:style-name="P8"><text:span text:style-name="T3">mathjax</text:span></text:p>
          <draw:enhanced-geometry svg:viewBox="0 0 21600 21600" draw:type="rectangle" draw:enhanced-path="M 0 0 L 21600 0 21600 21600 0 21600 0 0 Z N"/>
        </draw:custom-shape>
        <draw:connector draw:style-name="gr14" draw:text-style-name="P10" draw:layer="layout" draw:type="curve" svg:x1="2.851cm" svg:y1="7.544cm" svg:x2="8.352cm" svg:y2="8.332cm" draw:start-shape="id12" draw:start-glue-point="1" draw:end-shape="id13" draw:end-glue-point="3" svg:d="M2851 7544c4125 0 1375 788 5501 788" svg:viewBox="0 0 5502 789">
          <text:p/>
        </draw:connector>
        <draw:connector draw:style-name="gr14" draw:text-style-name="P10" draw:layer="layout" draw:type="curve" svg:x1="2.851cm" svg:y1="8.544cm" svg:x2="8.352cm" svg:y2="8.332cm" draw:start-shape="id14" draw:start-glue-point="1" draw:end-shape="id13" draw:end-glue-point="3" svg:d="M2851 8544c4125 0 1375-212 5501-212" svg:viewBox="0 0 5502 213">
          <text:p/>
        </draw:connector>
        <draw:connector draw:style-name="gr14" draw:text-style-name="P10" draw:layer="layout" draw:type="curve" svg:x1="2.851cm" svg:y1="9.544cm" svg:x2="8.352cm" svg:y2="8.332cm" draw:start-shape="id15" draw:start-glue-point="1" draw:end-shape="id13" draw:end-glue-point="3" svg:d="M2851 9544c4125 0 1375-1212 5501-1212" svg:viewBox="0 0 5502 1213">
          <text:p/>
        </draw:connector>
        <draw:connector draw:style-name="gr14" draw:text-style-name="P10" draw:layer="layout" draw:type="curve" svg:x1="2.851cm" svg:y1="6.544cm" svg:x2="8.352cm" svg:y2="8.332cm" draw:start-shape="id16" draw:start-glue-point="1" draw:end-shape="id13" svg:d="M2851 6544c4125 0 1375 1788 5501 1788" svg:viewBox="0 0 5502 1789">
          <text:p/>
        </draw:connector>
        <draw:connector draw:style-name="gr15" draw:text-style-name="P10" draw:layer="layout" draw:type="curve" svg:x1="8.354cm" svg:y1="8.626cm" svg:x2="6.502cm" svg:y2="10.036cm" draw:start-shape="id1" draw:end-shape="id4" draw:end-glue-point="0" svg:d="M8354 8626c-1235 0-1852 470-1852 1410" svg:viewBox="0 0 1853 1411">
          <text:p/>
        </draw:connector>
        <draw:connector draw:style-name="gr15" draw:text-style-name="P10" draw:layer="layout" draw:type="curve" svg:x1="6.502cm" svg:y1="13.816cm" svg:x2="8.354cm" svg:y2="15.226cm" draw:start-shape="id5" draw:start-glue-point="2" draw:end-shape="id2" svg:d="M6502 13816c0 940 617 1410 1852 1410" svg:viewBox="0 0 1853 1411">
          <text:p/>
        </draw:connector>
        <draw:custom-shape draw:style-name="gr2" draw:text-style-name="P3" xml:id="id20" draw:id="id20" draw:layer="layout" svg:width="2.297cm" svg:height="1.58cm" svg:x="16.354cm" svg:y="0.936cm">
          <text:p text:style-name="P2"><text:span text:style-name="T1">website</text:span></text:p>
          <draw:enhanced-geometry svg:viewBox="0 0 21600 21600" draw:type="rectangle" draw:enhanced-path="M 0 0 L 21600 0 21600 21600 0 21600 0 0 Z N"/>
        </draw:custom-shape>
        <draw:frame draw:style-name="gr16" draw:text-style-name="P11" draw:layer="layout" svg:width="20.434cm" svg:height="1.104cm" svg:x="0cm" svg:y="17.137cm">
          <draw:text-box>
            <text:p text:style-name="P1"><text:span text:style-name="T4">mathe:buddy – a Gamified App for Higher-Mathematics <text:s text:c="6"/>© 2023 by TH Köln. Funded by FREIRAUM.</text:span></text:p>
          </draw:text-box>
        </draw:frame>
        <draw:frame draw:style-name="gr17" draw:text-style-name="P12" draw:layer="layout" svg:width="17.78cm" svg:height="1.673cm" draw:transform="rotate (-1.5707963267949) translate (20.276cm 0cm)">
          <draw:text-box>
            <text:p text:style-name="P1"><text:span text:style-name="T5">C <text:s/>O <text:s/>M <text:s/>P <text:s/>O <text:s/>N <text:s/>E <text:s/>N <text:s/>T <text:s text:c="4"/>O <text:s/>V <text:s/>E <text:s/>R <text:s/>V <text:s/>I <text:s/>E <text:s/>W</text:span></text:p>
          </draw:text-box>
        </draw:frame>
        <draw:custom-shape draw:style-name="gr13" draw:text-style-name="P9" xml:id="id18" draw:id="id18" draw:layer="layout" svg:width="2.455cm" svg:height="0.817cm" svg:x="15.696cm" svg:y="8.236cm">
          <text:p text:style-name="P8"><text:span text:style-name="T3">mathjax</text:span></text:p>
          <draw:enhanced-geometry svg:viewBox="0 0 21600 21600" draw:type="rectangle" draw:enhanced-path="M 0 0 L 21600 0 21600 21600 0 21600 0 0 Z N"/>
        </draw:custom-shape>
        <draw:custom-shape draw:style-name="gr13" draw:text-style-name="P9" xml:id="id17" draw:id="id17" draw:layer="layout" svg:width="2.455cm" svg:height="0.817cm" svg:x="15.696cm" svg:y="7.236cm">
          <text:p text:style-name="P8"><text:span text:style-name="T3">flutter</text:span></text:p>
          <draw:enhanced-geometry svg:viewBox="0 0 21600 21600" draw:type="rectangle" draw:enhanced-path="M 0 0 L 21600 0 21600 21600 0 21600 0 0 Z N"/>
        </draw:custom-shape>
        <draw:connector draw:style-name="gr14" draw:text-style-name="P10" draw:layer="layout" draw:type="curve" svg:x1="13.651cm" svg:y1="8.626cm" svg:x2="15.696cm" svg:y2="7.644cm" draw:start-shape="id3" draw:start-glue-point="1" draw:end-shape="id17" draw:end-glue-point="3" svg:d="M13651 8626c1533 0 511-982 2045-982" svg:viewBox="0 0 2046 983">
          <text:p/>
        </draw:connector>
        <draw:connector draw:style-name="gr14" draw:text-style-name="P10" draw:layer="layout" draw:type="curve" svg:x1="13.652cm" svg:y1="8.626cm" svg:x2="15.696cm" svg:y2="8.644cm" draw:end-shape="id18" draw:end-glue-point="3" svg:d="M13652 8626c1158 0 136 18 2044 18" svg:viewBox="0 0 2045 19">
          <text:p/>
        </draw:connector>
        <draw:frame draw:style-name="gr18" draw:text-style-name="P10" draw:layer="layout" svg:width="0.989cm" svg:height="0.854cm" svg:x="12.636cm" svg:y="9.566cm">
          <draw:image xlink:href="Pictures/1000022500003BA200003505C89902D536DF723F.svg" xlink:type="simple" xlink:show="embed" xlink:actuate="onLoad" draw:mime-type="image/svg+xml">
            <text:p/>
          </draw:image>
          <draw:image xlink:href="Pictures/10000001000002EE0000029BE23B27C496EDDDCC.png" xlink:type="simple" xlink:show="embed" xlink:actuate="onLoad" draw:mime-type="image/png"/>
        </draw:frame>
        <draw:frame draw:style-name="gr18" draw:text-style-name="P10" draw:layer="layout" svg:width="0.771cm" svg:height="1.027cm" svg:x="11.468cm" svg:y="9.447cm">
          <draw:image xlink:href="Pictures/100002AB000027CA00003505A511E90C07B5A57F.svg" xlink:type="simple" xlink:show="embed" xlink:actuate="onLoad" draw:mime-type="image/svg+xml">
            <text:p/>
          </draw:image>
          <draw:image xlink:href="Pictures/1000000100000201000002ACDAC4F29323E5B992.png" xlink:type="simple" xlink:show="embed" xlink:actuate="onLoad" draw:mime-type="image/png"/>
        </draw:frame>
        <draw:g>
          <draw:custom-shape draw:style-name="gr19" draw:text-style-name="P1" draw:layer="layout" svg:width="0.309cm" svg:height="0.301cm" svg:x="7.344cm" svg:y="12.235cm">
            <text:p/>
            <draw:enhanced-geometry svg:viewBox="0 0 21600 21600" draw:type="rectangle" draw:enhanced-path="M 0 0 L 21600 0 21600 21600 0 21600 0 0 Z N"/>
          </draw:custom-shape>
          <draw:g>
            <draw:path draw:style-name="gr20" draw:text-style-name="P13" draw:layer="layout" svg:width="0.534cm" svg:height="0.499cm" svg:x="7.221cm" svg:y="12.148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9" draw:text-style-name="P1" draw:layer="layout" svg:width="0.309cm" svg:height="0.301cm" svg:x="10.343cm" svg:y="14.428cm">
            <text:p/>
            <draw:enhanced-geometry svg:viewBox="0 0 21600 21600" draw:type="rectangle" draw:enhanced-path="M 0 0 L 21600 0 21600 21600 0 21600 0 0 Z N"/>
          </draw:custom-shape>
          <draw:g>
            <draw:path draw:style-name="gr20" draw:text-style-name="P13" draw:layer="layout" svg:width="0.534cm" svg:height="0.499cm" svg:x="10.22cm" svg:y="14.341cm" svg:viewBox="0 0 535 500" svg:d="M535 250c0 138-120 250-267 250-148 0-268-112-268-250s120-250 268-250c147 0 267 112 267 250zM197 144c-8 4-13 12-13 20 0 57 0 115 0 172 0 8 5 16 13 20 8 5 17 5 25 0 50-29 101-58 151-86 7-4 12-12 12-20s-5-16-12-20c-50-29-101-57-151-86-8-5-17-5-25 0z">
              <text:p/>
            </draw:path>
          </draw:g>
        </draw:g>
        <draw:g>
          <draw:custom-shape draw:style-name="gr19" draw:text-style-name="P1" draw:layer="layout" svg:width="0.309cm" svg:height="0.301cm" svg:x="10.352cm" svg:y="7.838cm">
            <text:p/>
            <draw:enhanced-geometry svg:viewBox="0 0 21600 21600" draw:type="rectangle" draw:enhanced-path="M 0 0 L 21600 0 21600 21600 0 21600 0 0 Z N"/>
          </draw:custom-shape>
          <draw:g>
            <draw:path draw:style-name="gr20" draw:text-style-name="P13" draw:layer="layout" svg:width="0.534cm" svg:height="0.499cm" svg:x="10.229cm" svg:y="7.751cm" svg:viewBox="0 0 535 500" svg:d="M535 250c0 138-120 250-267 250-148 0-268-112-268-250s120-250 268-250c147 0 267 112 267 250zM197 144c-8 4-13 12-13 20 0 57 0 115 0 172 0 8 5 16 13 20 8 5 17 5 25 0 50-29 101-58 151-86 7-4 12-12 12-20s-5-16-12-20c-50-29-101-57-151-86-8-5-17-5-25 0z">
              <text:p/>
            </draw:path>
          </draw:g>
        </draw:g>
        <draw:frame draw:style-name="gr21" draw:text-style-name="P14" draw:layer="layout" svg:width="1.898cm" svg:height="0.887cm" svg:x="10.576cm" svg:y="14.047cm">
          <draw:text-box>
            <text:p><text:span text:style-name="T6">playground available</text:span></text:p>
          </draw:text-box>
        </draw:frame>
        <draw:frame draw:style-name="gr22" draw:text-style-name="P15" draw:layer="layout" svg:width="2.616cm" svg:height="1.205cm" svg:x="0.376cm" svg:y="5.048cm">
          <draw:text-box>
            <text:p><text:span text:style-name="T7">external</text:span></text:p>
            <text:p><text:span text:style-name="T7">dependencies</text:span></text:p>
          </draw:text-box>
        </draw:frame>
        <draw:g>
          <draw:path draw:style-name="gr23" draw:text-style-name="P16" draw:layer="layout" svg:width="2.204cm" svg:height="0.795cm" svg:x="0.367cm" svg:y="0.327cm" svg:viewBox="0 0 2205 796" svg:d="M2075 0l-16 1-16 2-18 3-18 4-18 4-19 5-19 6-19 6h-281-1355-107l-189 741h874 355l10 5 10 4 11 4 12 3 12 3 12 2 13 2 13 1h1 61 1l15-1 15-2 16-2 15-3 28-5 29-7 29-8 30-9 23-8 23-9 24-9 23-9 52-24 53-27 53-31 52-32 66-47 29-22 13-11 14-12 18-16 17-16 16-16 14-16 14-16 11-16 11-15 9-15 4-8 4-8 3-7 3-7 2-8 2-7 1-7 1-7 1-7-1-6v-7l-1-6-2-6-1-3-2-3-1-3-2-3-2-2-2-3-3-3-4-4-4-2-4-3-4-3-5-2-4-2-5-2 16-12 15-12 14-13 13-12 13-13 11-13 11-12 9-13 10-15 8-14 6-15 2-7 2-7 2-7 1-7 1-7v-6l-1-7-1-6-2-7-2-6-2-4-1-4-3-3-2-4-3-3-3-4-3-3-3-3-3-2-4-3-4-2-4-3-4-2-5-2-9-3-4-1-5-2-4-1-5-1-9-1-10-1zM2108 24l4 1h4 3l4 1 4 1 3 1 7 2 7 2 6 3 3 2 3 1 2 2 2 2 3 2 2 2 1 2 2 2 2 3 1 2 2 2 1 3 1 5 1 4 1 5v5 5 5l-1 5-1 6-4 12-5 12-7 13-9 13-10 14-11 13-13 14-15 14-15 14-17 14-18 14-19 13-29 19 36 3 8 1 7 1 6 2h3l3 2 2 1 3 1 2 1 2 2 2 1 2 2 2 1 1 2 3 3 2 3 1 4 1 4 1 4 1 4v5 5l-1 5-1 6-2 6-2 6-2 6-3 7-4 7-3 7-8 13-10 15-11 14-13 16-14 15-15 16-16 15-17 16-55 43-16 12-16 11-33 22-52 33-51 30-52 26-51 23-23 10-22 9-23 8-22 8-29 9-28 7-28 7-27 5-15 3-15 2-14 1-14 2h-59-1 5l-19-2-19-4-17-5-9-2-7-3-8-4-7-4-7-4-7-4-6-5-5-5-6-5-5-6-3-4-3-5-3-4-3-5-2-4-1-3-4-8-1-6-2-6-1-6-1-6-1-7v-6-14l2-19 5-21 6-21 9-22 10-22 13-23 15-24 16-23 19-26 22-26 23-26 26-26 27-25 29-26 30-25 32-25 62-43 20-13 20-13 40-23 37-20 36-19 36-17 36-15 36-13 35-12 34-10 33-8-32 10-32 11-33 13-34 15-34 16-34 17-35 19-34 21h-2l-1 1-2 1-5 4-38 24-35 25-34 25-31 25-46 41-40 41-33 41-13 19-12 20-10 18-9 18-6 18-4 17-2 15 1 16 2 14 2 6 3 7v1l1 2 1 2 1 1 2 4 2 3 7 8 8 7 9 6 10 5 12 5 12 3 13 3 14 2 14 2h16l33-1 36-5 39-7 21-5 26-8 26-8 27-9 27-10 27-11 2-1h1l42-20 40-20 35-21 32-19 27-19 22-18 9-9 7-8 6-7 5-7 1-3 1-3 1-2 1-2v-1-1-1-2-1-1l-1-1v-1l-1-1-1-2-2-2-3-2-3-1-3-2-4-1-9-1h-10-12l-13 1-15 2-32 7-37 10-40 13-43 16-29 11 24-19 21-16 11-7 10-8 18-11 17-11 34-20 37-27 33-26 27-24 22-23 8-11 8-10 6-10 4-8 4-8 1-7v-4-3-2l-1-3v-1l-1-1-1-1v-1l-1-1h-1l-1-1h-1l-1-1-2-1-2-1-3-1-4-1-5-1h-5-5-6l-7 1-13 2-15 3-16 4-17 5-19 7-31 12-33 15-35 18-35 19-7 4-1 1-22 13 13-21 8-12 9-12 9-13 11-12 12-12 13-12 14-12 14-11 22-17 24-16 25-15 26-15 10-5 10-5 20-9 41-16 45-14 20-5 20-5 19-3 20-3 21-1zM1209 331l22 64 14 40-3 3-2 3-2 2-2 3-15 23-15 23-12 22-11 21-8 21-7 21-5 20-4 19-13-44-11-45-10-47-7-49-5-56-2-49v-48l3-47 6-44 7-43 10-40 12-37 14-35-1 29 1 32 3 34 5 37 7 39 8 41zM274 127h3 200 6l6 1h6l5 1 5 1 5 2 4 2 2 1 1 1 2 1 2 1 1 1 1 1 1 2 1 1 1 1 1 2 1 1v2 1l1 2v1 2l-1 2v1l-24 98h-70l23-95h-177l-65 260-23 94h177v-1l36-143h-83l8-33h154l-45 179v1 1 1l-1 1-1 4-2 2-2 2-2 2-2 2-2 2-3 2-3 2-3 1-5 2-5 2-5 1-6 2h-5l-6 1-6 1h-7-200-6l-6-1-6-1h-5l-5-2-4-1-4-2-2-1-2-1-1-1-2-1-1-1-2-2-1-1-1-1-1-1v-2l-1-1v-2l-1-1v-2-1-2-2l1-2 88-359v-1l1-2v-2l1-1 1-2 1-1 1-2 2-1 1-2 2-1 3-3 4-2 4-2h1 1v-1l4-2 5-1 5-1 4-2 5-1h6l5-1zM841 127h6l6 1h5l6 1 4 1 5 2 4 2 2 1 2 1 1 1 2 1 1 1 2 1 1 2 1 1 1 1v2l1 1 1 2v1 2 1 2 2l-1 1-47 192v2l-1 1v2l-1 1-1 2-1 1-1 2-2 1-1 2-2 1-3 2-4 3-5 2-4 2-5 2-6 2-5 1-6 1-5 1h-6-6-184l-36 144-5 24h-70l6-22 98-400zM1006 127l-78 318-17 70h166l5 34h-248l19-80 84-342zM649 161l-46 186h173l46-186zM504 578h2 3 3 3l2 1h3l2 1 3 1 2 1 2 1 2 1 2 1 2 1 1 2 2 1v1l1 1v1l1 1 1 1v2l1 2v2 3 2 2 2l-1 2h-20v-2-1-2-1-1-2h-1v-1-1h-1v-1-1h-1-1v-1h-1l-2-1h-1l-2-1h-1-2-2-2-3-2-3l-2 1h-2l-2 1-1 1h-2l-1 1-1 1-1 1-1 1-1 1-1 1v1l-1 1v1 1 1 1h1v1 1h1l1 1 2 1h1l2 1 3 1 7 2 8 1 3 1 3 1 3 1h2l2 1 1 1 3 1 2 1 2 1 1 2 2 1 1 1 1 2 1 2 1 1v2l1 2v2 2 2 2l-1 2v2l-1 2-1 2-1 2-1 1-1 2-2 2-1 2-2 1-2 2-2 2-2 1-2 1-3 2-2 1-3 1-2 1-3 1h-3l-2 1h-3-3l-3 1h-3-3l-4-1h-3-3l-3-1h-3l-2-1-3-1-2-1-2-1-2-2-1-1h-1l-1-1v-1l-1-1-1-1-1-1v-1l-1-1v-1l-1-2-1-2v-2l-1-3v-2-2l1-3v-2l1-3h19v3 1 2 1 1 1l1 2v1 1h1v1 1h1l1 1v1h1l2 1h1l1 1h2l1 1h2 2 2l1 1h2 2l2-1h2 1 2l1-1h2l1-1h2 1l1-1 1-1h1l1-1 1-1h1l1-1 1-1v-1h1v-1l1-1v-1-1h1v-1-1l-1-1v-1-1l-1-1-1-1h-1v-1h-1l-1-1h-2l-16-4-7-2-2-1-3-1h-2l-2-1-2-1-1-1-2-1-2-1-1-1-2-1-1-2h-1v-1l-1-1v-1l-1-1v-1l-1-2v-1-2-2-2-1l1-2v-2l1-2 1-2 1-2 1-1 1-2 1-2 2-1 2-2 1-2 2-1 2-1 3-2 2-1 2-1h2l3-1 2-1h2l2-1h3l2-1zM685 578l13 1 4 1-6 13-1 2h-10-1-1-1-1-1l-1 1v1h-1v1h-1v1 1l-1 1-1 2v1 1h15l-4 15h-15v4l-2 7-5 20-7 27h-19l14-58h-11l3-15h11l2-5v-2l1-1v-2l1-1 2-5 1-1 1-1 1-1 1-1 1-1 1-1h1l1-1h1l1-1 2-1h1l2-1h1 2l2-1h2zM729 579l-2 11-3 9-1 3v3h13l-4 15h-13l-9 37-1 2v2 1h1l1 1 10-1-1 13v3l-13 1h-2-2-2-1l-2-1h-1l-2-1h-1l-1-1-1-1-1-1-1-1v-1l-1-1v-2-1h-1v-1l1-2v-2l1-4 1-4 4-15 2-12 3-8h-10l4-15h9l1-2v-2l1-5 2-7 16-7zM181 579l-5 18h-56v2l-1 2-2 6-3 12h49l-4 17h-49l-10 42h-20l24-99zM206 604h3 2 1 2l2 1h2l1 1h1l1 1h1v1l3 2-10 15-3-2h-1l-1-1h-1-1-1l-1-1h-1-1-1v1h-1-1-1v1h-1l-1 1h-1v1h-1v1l-1 1-1 1-1 2-1 1v2l-1 1-1 2v1l-1 2v2l-9 37h-20l18-73h18v1 1 1l1-1h1v-1h1l1-1h1l1-1h1 1 1zM268 604h4 4l2 1h2l1 1h2l1 1 2 1h1l2 1 1 1 1 1 1 2 1 1 1 2 2 2v1l1 2 1 3v2 2 2 2 1 3l-1 3v3l-1 6h-56v2 2 1 2l1 1v1 1h1v1l1 1 1 1 1 1v1h1 1l1 1h1 2 1 1 1 2 1 1l2-1h1 1l2-1h1l1-1 1-1 1-1 1-1 1-1 2-2 1-1 1-1h21l-2 3-2 3-1 3-2 2-2 2-3 2-2 2-2 2-3 2-3 1-2 1-3 1-3 1-4 1h-3-3l-4 1-4-1h-4-2l-2-1h-1l-2-1-2-1h-1l-2-1-1-1-1-1-2-1-1-1-1-2-1-1-1-1v-2l-1-1-1-2v-1l-1-2v-2-1-2-4-4l1-5 1-4 2-4 2-4 2-3 2-4 3-3 3-3 3-3 3-2 3-2 3-1 3-1 3-2h4l3-1h4zM353 604h4 4 3l2 1h2l2 1h1l2 1 1 1h2l1 1 1 1 2 1 1 2 1 1 1 2 1 2 1 1 1 2v3l1 2v2 2 2 1 1 2l-1 3-1 3-1 6h-55v1h-1v1h1v3 1 1 1 1h1v1 1h1v1h1l1 1 1 1 1 1h1l1 1h1 1 2 1 2 1 2l1-1h1 2l1-1h1l1-1 2-1 1-1 1-1 1-1 1-2 1-1 1-1h21l-2 3-2 3-1 3-2 2-2 2-2 2-2 2-3 2-2 2-3 1-3 1-3 1-3 1-3 1h-3-4l-3 1-5-1h-4-1l-2-1h-2l-2-1-1-1h-2l-1-1-2-1-1-1-1-1-2-1-1-2-1-1-1-2-1-2v-2l-1-2v-3-2-2-4-1-2l1-5 1-4 1-4 2-4 2-3 3-4 2-3 3-3 3-3 3-2 3-2 3-1 3-1 4-2h3l4-1zM598 604h4 4l1 1h2l2 1h1l2 1 2 1h1l1 1 2 1 1 1 1 2 1 1 1 1 1 2 1 1v1l1 2 1 2v1 2l1 2v1l-1 4v4l-1 4-1 4-1 3-1 3-1 2-1 3-2 2-1 3-2 2-2 2-1 1-2 2-2 2-2 1-3 2-2 1-2 1-3 1-2 1-3 1-3 1h-2-3l-2 1h-3l-4-1h-4-2l-2-1h-1l-2-1-2-1h-1l-2-1-1-1-1-1-1-1-1-1-1-2h-1l-1-1-1-2-1-2v-2l-1-2v-3l-1-2v-2-2-1l1-3v-6l2-5 2-4 2-4 2-4 3-4 1-1 2-2 1-1 2-2 2-1 1-1 3-2 3-1 3-2 3-1 3-1h3l3-1h3zM892 604h4 5 2 2l2 1h2 2l2 1 1 1h1l2 1 1 1h1l1 1 1 1v1l1 1 1 1v1l1 1v1 2 1 1l-2 11-4 16-3 14v3l-1 1v1 2 1 1l1 1v1 1h1l1 4h-20l-2-2v-4l-5 3-2 1h-1l-1 1h-2l-2 1h-1l-2 1h-2-2-2l-2 1h-2l-4-1h-3-3l-2-1h-2l-1-1h-1l-1-1-1-1h-1l-1-1-1-1-1-1-1-1v-2l-1-1v-1l-1-2v-1-2-1-1-1-1h1v-1-2-1l1-1 1-1v-2l1-1 1-1 1-1 1-1 1-2h1l1-1 1-1 1-1 3-2 3-1 2-1h2l1-1h2 1l12-3h7l5-1 5-1 4-1h1v-1-1-1-1-1-1-1-1h-1v-1h-1l-1-1h-1-2l-1-1h-1-2-1-2-2l-2 1h-1-2-1l-1 1h-1l-1 1h-1v1l-1 1-1 1-1 1-1 1-2 3h-21l3-4 1-2 1-1 1-2 1-2 1-1 1-2 1-1 2-2 1-1 1-1 2-1 2-1 2-1 2-1 4-1 3-1 3-1h2 2 2zM980 604h2 2 2l1 1h2l2 1 2 1 2 1 2 2-11 15-3-2h-1v-1h-1-1l-1-1h-1-1-1-1l-1 1h-1-1v1h-1v1h-1-1v1h-1v1l-1 1-1 1-1 2-1 1-1 2v1l-1 3-1 4-9 37h-21l19-73h18v1 1l-1 1h1l1-1 1-1 2-1h1l1-1h1 1 1 1zM1040 604h4 4l1 1h2l2 1h1l2 1 1 1h2l1 1 1 1 2 1 1 2 1 1 1 2 1 2 1 1 1 2v3l1 2v2 2 2 1 3l-1 3-1 3-1 6h-55v1h-1v1 2 1l1 2v1 1l1 1v1h1v1h1v1l1 1h1l1 1h1 1l1 1h2 1 1 2 1 2l1-1h1 2l1-1h1l2-1 1-1 1-1 1-1 1-1 1-2 1-1 1-1h22l-3 3-1 3-2 3-2 2-2 2-2 2-2 2-3 2-2 2-3 1-3 1-3 1-3 1-3 1h-3-4l-3 1-4-1h-4-2l-2-1h-2l-2-1-1-1h-2l-1-1-1-1-2-1-1-1-1-1-1-2-1-1-1-1-1-2v-1l-1-2v-1l-1-2v-2-1l-1-2v-4l1-4 1-5 1-4 2-4 1-4 2-3 3-4 2-3 3-3 3-3 3-2 3-2 3-1 3-1 4-2h3l4-1h3zM759 605l1 22 1 15 1 7v-1h1v-1-1l23-41h18l2 43 25-43h20l-44 73h-18l-2-42-22 42h-19l-7-73zM265 619h-2-2l-1 1h-2l-1 1-2 1h-2l-1 1-1 1-1 1-1 1-1 1-1 1-1 2v1l-1 1h33 1v-1-1-1-1-1l-1-1v-1l-1-1v-1h-1v-1h-1v-1h-1-1v-1h-1-1l-1-1h-1-1-2zM353 619h-1-2l-2 1h-1l-2 1-2 1h-1l-2 1-1 1-1 1-1 1-1 1v1l-1 2-1 1-1 1h34v-2-2-1-1l-1-1v-1l-2-2h-1v-1h-1l-1-1h-1-1l-2-1h-1-1zM1037 619h-2-1l-2 1h-2l-1 1-2 1h-1l-2 1-1 1-1 1-1 1-1 1-1 1-1 2-1 2h33v-2-2-1-1-1h-1v-1l-1-1-1-1-1-1h-1l-1-1h-1-1l-1-1h-1-2zM580 624l-2 2-1 2-2 2-1 2-1 2-1 3-1 3-1 2-1 5v2 1 1 1 2 1 1l1 1v1l1 1v1h1v1l1 1h1l2 1h1l1 1h1 2 1 2 2l2-1h2l2-1 2-1 2-1 2-1 1-2 2-2 1-2 1-2 2-2 1-3 1-2 1-3v-3-2l1-3v-2l-1-2v-1-1l-1-1v-1l-1-1-1-1-1-1-1-1-1-1h-1-1l-1-1h-1-1-2-2-2l-2 1h-1l-2 1-1 1-2 1h-2zM899 646h-2l-1 1h-2-2l-10 2h-3l-3 1h-2l-2 1h-1l-1 1h-1l-1 1-1 1-1 1v1h-1v1 1 1 1 1 1l1 1h1v1h1 1 1l1 1h2 1 2 1l2-1h1 2l1-1h2l1-1 2-1h1l1-1 1-1 2-1 1-1 1-1v-1l1-2 1-1v-1l1-1v-1l1-2z">
            <text:p/>
          </draw:path>
          <draw:path draw:style-name="gr23" draw:text-style-name="P16" draw:layer="layout" svg:width="2.289cm" svg:height="0.179cm" svg:x="0.3cm" svg:y="1.169cm" svg:viewBox="0 0 2290 180" svg:d="M2121 125l3-9 3-8 2-4 2-4 2-3 3-3 2-2 3-3 2-2 3-1 2-2 3-1h3 1 1 2 2 1l1 1 1 1h1l1 1 1 1 1 1v1 2l1 1v1 2 3 2 1l-1 2v2l-1 3v4l-19 68h40l15-55 2-10 4-8 2-4 2-3 2-3 2-3 3-3 2-2 2-2 3-1 2-2 3-1h2 2 1 1 2 1l2 1h1l1 1 1 1 1 1 1 1v1l1 1v2l1 1v1 2 2l-1 3-1 4-1 7-18 68h40l18-72 1-2 1-3 1-6 1-11v-3-4l-1-4v-3l-2-3-1-2-2-3-2-2-2-2-2-2-3-1-3-1-3-1-3-1h-4-4-3-3-4l-3 1-3 1-4 1-3 1-3 1-3 2-3 1-3 2-3 2-2 3-3 2-3 3-2 2v-2l-1-2v-2l-1-2-1-2-2-2-1-2-2-1-2-2-2-1-3-1-2-1-4-1-3-1h-4-3-4-3-4l-3 1-3 1-3 1-3 1-3 1-3 2-3 2-3 2-3 2-3 2-3 3-5 5 3-19h-35l-9 38-22 84h39zM2056 104v-5l-1-5v-5l-2-5-2-4-2-4-3-4-3-4-4-3-4-3-5-3-5-2-6-1-6-1-6-1h-7-9l-8 1-9 2-8 3-7 3-7 4-6 5-6 5-6 5-5 6-4 7-4 7-3 7-2 7-2 8v8 6 5l1 5 2 5 2 4 2 4 3 4 4 3 4 3 4 2 5 2 5 2 5 2h6l6 1h7 8l9-1 8-2 8-2 7-3 7-4 7-4 6-5 5-5 5-6 4-6 4-7 3-7 2-8 2-7zM1976 151h-2-3l-2-1h-2l-2-1-2-1-1-1-2-1-1-2-1-1-1-2-1-2v-1l-1-2v-2l1-3v-3l1-4v-4l2-4 1-5 2-4 2-4 2-3 3-4 3-3 3-3 3-2 3-2 4-2 2-1h2 2 2 3 3l2 1 2 1 2 1 2 1 1 1 2 2 1 1 1 2 1 2v2l1 2v2 2 2 4l-1 4-1 4-1 4-2 4-2 4-2 4-2 3-3 3-3 3-3 3-3 2-3 2-4 1-4 1zM1862 55h-2l-3-1h-2-2-5-5-9l-9 1-9 3-8 3-8 3-7 5-7 5-7 5-5 6-5 7-5 6-4 8-3 7-2 8-2 8v8l-1 5 1 5 1 5 1 5 1 3 2 4 3 3 2 3 3 2 3 3 3 1 4 2 4 1 4 1h4 4 3 3 3l4-1 3-1 3-1 3-1 3-1 3-2 3-1 2-2 3-2 3-3 3-2 2-3 3-3-3 23h37l2-11 2-12 2-12 3-12 35-133h-40zM1846 119l-2 5-1 3-2 4-2 3-1 3-3 3-2 2-2 2-2 2-3 1-2 2h-3l-2 1-2 1h-3-2-2-2l-2-1h-2l-1-1-2-1-1-1-1-1-1-2-1-1-1-2v-2l-1-1v-3-2-2-5l1-4 1-5 2-4 2-4 2-4 3-4 2-3 3-4 4-2 3-3 4-2 4-2 4-1 4-1h5 2 3 2 2l2 1h2l1 1h1 1zM1678 151h-5-4l-4-1h-3l-3-1h-2l-1-1h-1l-1-1-1-1h-1l-1-1v-1l-1-2-1-2v-1l-1-2v-2-2-2h20l17-1 8-1 8-2 7-2 6-2 5-3 5-3 5-3 3-4 3-4 2-5 2-5 1-6v-4l-1-4-1-4-1-3-2-4-2-3-3-2-3-3-3-2-3-2-4-2-4-1-5-1-4-1h-5-5-9l-9 1-8 2-8 3-7 4-7 4-7 5-5 5-5 6-5 6-4 6-4 7-2 7-2 7-2 7-1 7v6l1 6v5l2 5 2 4 2 4 3 4 3 3 4 3 4 2 5 3 5 1 6 2h6l7 1h7 12l13-1 7-1 7-1 6-1 7-2-1-27-3 1-2 1-2 1h-2l-5 1h-5-5-5zM1653 102l1-2 1-1 1-2 2-2 1-2 2-1 2-2 2-1 2-2 2-1 3-1 2-1h3l3-1h4 3 2 1 2 1l2 1h1 1l1 1h1l1 1v1h1v1 1 1 1 1 1l-1 1v1l-1 1-1 1-1 1h-1l-2 1-2 1-3 1h-3l-4 1h-8zM1533 151h-4-4l-4-1h-3l-3-1-3-1h-1l-2-1-1-1h-1l-1-2v-2l-1-2v-1l-1-2v-2-2-2h20l17-1 8-1 8-2 7-2 6-2 5-3 5-3 5-3 3-4 3-4 2-5 2-5 1-6v-4l-1-4-1-4-1-3-2-4-2-3-3-2-2-3-4-2-3-2-4-2-4-1-5-1-4-1h-5-5-9l-9 1-8 2-8 3-7 4-7 4-6 5-6 5-5 6-5 6-4 6-3 7-3 7-2 7-2 7-1 7v6l1 6 1 5 1 5 2 4 2 4 3 4 3 3 4 3 4 2 5 3 5 1 6 2h6l7 1h7 12l13-1 7-1 7-1 7-1 6-2-2-27-2 1-2 1-2 1h-3l-4 1h-5-5-5zM1510 102v-2l1-1 1-2 2-2 1-2 2-1 2-2 2-1 2-2 2-1 3-1 2-1h3l3-1h4 3 2 2 1 1l2 1h1 1l1 1h1l1 1v1h1v1 1 1 1 1 1l-1 1v1l-1 1-1 1-1 1h-1l-2 1-2 1-3 1h-3l-4 1h-8zM1392 180l13-45 2-10 4-8 2-4 2-4 2-4 3-3 3-3 3-3 3-2 4-2 4-2 4-1 4-1h5 1 1 1 1l1 1h1l10-35h-1-1-2-2-1-1-3-4l-3 1-3 1-4 1-3 1-3 2-2 2-3 2-3 2-3 2-2 3-2 3-3 3-4 6h-1l2-13 1-6 1-6h-35l-4 21-2 14-3 14-21 73zM1210 180h41l18-68h66l9-29h-67l11-44h71l8-34h-111zM1051 126l1-5 2-5 2-4 2-4 2-4 2-3 2-2 3-3 2-2 3-2 3-1 2-1 3-1 2-1h3 2 2 2 1l2 1h1 1l1 1 1 1h1v1l1 1v1 1 1 2 1 2 2l-1 2v3l-1 3-18 69h40l20-72 2-11v-5l1-3v-2-4-4l-1-3-1-3-1-3-1-2-2-2-2-2-2-2-3-1-2-2-4-1h-3l-3-1h-4-4-4-3l-4 1h-3l-3 1-4 1-3 1-3 2-3 1-3 2-3 2-3 2-3 2-3 3-5 6h-1l4-23h-35l-5 18-2 10-3 10-22 84h40zM992 58h-41l-33 122h41zM977 44h3 2l3-1 2-1 3-1 2-1 2-2 2-1 1-2 2-3 1-2 2-2 1-3v-3l1-3v-3-2-2l-1-2v-2l-1-1-1-1-1-1-1-1-2-1-1-1-2-1h-2l-2-1h-2-2-3-2-2l-3 1h-2l-2 1-2 1-2 1-2 1-2 1-1 2-2 1-1 2-1 2-1 2v2l-1 2v2l1 3v2l1 2v2l1 2 2 2 1 2 1 2 2 1 1 2 2 1 2 1h2l2 1zM783 180h7 7l6-1 6-1 5-2 6-1 5-2 4-3 4-2 4-4 3-3 3-4 2-3 2-5 1-4 1-5v-3-3l-1-3-1-3-1-3-2-2-2-2-2-3-2-2-2-2-3-1-2-2-6-3-5-3-4-2-3-2-3-1-1-1-1-1-1-1-1-1v-1l-1-1-1-1v-1-1-2l1-1v-1l1-1 1-1h1l1-1h2l1-1h1 2 4 3 5 4l8 1h6l5 1 11-26-2-1h-1l-1-1-2-1h-4l-4-1-5-1h-5-5-6-7-6l-6 1-6 2-5 1-5 2-5 3-4 2-4 3-4 3-3 4-2 4-2 4-2 4-1 4-1 5v3l1 3v2l1 3 1 2 1 3 2 2 2 2 2 2 2 2 2 2 3 2 5 3 5 3 5 2 3 2 2 1 1 1 1 1 1 1 1 1 1 1v1l1 1v1 1 1 1 1 1 1h-1v1h-1-1v1h-1-2-1-3-7-10l-10-1-9-1-7-1-11 27 2 1 1 1h2l2 1 3 1h2l5 1h6 6zM716 180v-6-7l2-14 3-15 2-7 1-6 18-67-5-1-5-1-5-1h-6l-12-1h-12-13l-11 2-11 2-9 3-10 4-8 5-7 5-7 6-6 7-6 7-4 7-4 7-3 8-2 8-2 8-1 7v5l1 5v4l1 4 2 3 1 4 3 3 2 2 3 3 3 2 3 1 4 2 3 1 5 1h4 4 3 3l4-1h3l3-1 3-1 3-1 3-2 3-2 3-2 3-2 3-2 3-3 3-3 3-4 3-3-3 27zM687 111l-1 5-2 5-2 5-2 4-2 4-2 3-3 3-2 2-2 3-3 1-2 2-3 1-2 1-3 1h-2-3-2-2l-1-1h-2l-1-1-2-1-1-1-1-1-1-1v-1l-1-2-1-1v-2-2-1-2-5l1-4 2-5 1-4 2-5 3-4 3-4 3-4 3-3 4-3 4-3 4-3 4-2 5-1 4-1h5 2 1l3-1h5zM467 151h-5-4l-3-1h-4l-3-1-3-1h-1l-1-1-1-1h-1l-1-2-1-2v-2l-1-1v-2l-1-2v-2-2h20l18-1 8-1 7-2 7-2 6-2 6-3 5-3 4-3 4-4 3-4 2-5 1-5 1-6v-4-4l-1-4-2-3-1-4-3-3-2-2-3-3-3-2-4-2-4-2-4-1-4-1-5-1h-5-5-9l-9 1-8 2-8 3-7 4-7 4-6 5-6 5-5 6-5 6-4 6-3 7-3 7-2 7-2 7v7 6 6l1 5 1 5 2 4 2 4 3 4 4 3 3 3 5 2 4 3 6 1 5 2h7l6 1h7 13l13-1 7-1 6-1 7-1 6-2-1-27-3 1-2 1-2 1h-2l-5 1h-4-5-5zM491 90v1 1l-1 1v1l-1 1v1h-1l-1 1v1h-1l-2 1-3 1-3 1h-3l-3 1h-8-21l1-2 1-1 1-2 1-2 2-2 1-1 2-2 2-1 2-2 3-1 2-1 3-1h3l3-1h3 4 1 2 2 1l1 1h1 2v1h1l1 1 1 1 1 1v1zM323 151h-5-4l-3-1h-4l-3-1-3-1h-1l-1-1-1-1h-1l-1-2-1-2v-2l-1-1v-2l-1-2v-2-2h20l18-1 8-1 7-2 7-2 6-2 6-3 5-3 4-3 4-4 2-4 3-5 1-5 1-6v-4l-1-4-1-4-1-3-2-4-2-3-2-2-3-3-3-2-4-2-4-2-4-1-4-1-5-1h-5-5-9l-9 1-8 2-8 3-7 4-7 4-6 5-6 5-5 6-5 6-4 6-3 7-3 7-2 7-1 7-1 7v6 6l1 5 1 5 2 4 3 4 2 4 4 3 3 3 5 2 4 3 6 1 5 2h7l6 1h7 13l13-1 7-1 6-1 7-1 6-2-1-27-3 1-2 1-2 1h-2l-5 1h-4-5-5zM299 102l1-2 1-1 1-2 1-2 1-2 2-1 2-2 2-1 2-2 3-1 2-1 3-1h3l3-1h3 4 1 2 2 1l1 1h1 2l1 1 1 1 1 1 1 1v1 1 1 1l-1 1v1l-1 1v1h-1v1l-1 1h-1l-2 1-3 1-3 1h-3l-3 1h-8zM182 180l12-45 3-10 3-8 2-4 2-4 3-4 2-3 3-3 3-3 4-2 3-2 4-2 4-1 5-1h5 1 1 1l1 1h1l10-35h-1-2-2-1-1-4-3l-4 1-3 1-3 1-3 1-3 2-3 2-3 2-3 2-2 2-3 3-4 6-5 6 2-13 1-6v-6h-35l-3 21-3 14-4 14-19 73zM0 180h41l17-68h66l9-29h-66l11-44h70l9-34h-112z">
            <text:p/>
          </draw:path>
        </draw:g>
        <draw:line draw:style-name="gr10" draw:text-style-name="P6" draw:layer="layout" svg:x1="9.96cm" svg:y1="7.688cm" svg:x2="12.021cm" svg:y2="6.394cm">
          <text:p/>
        </draw:line>
        <draw:line draw:style-name="gr10" draw:text-style-name="P6" draw:layer="layout" svg:x1="12.021cm" svg:y1="7.688cm" svg:x2="9.96cm" svg:y2="6.394cm">
          <text:p/>
        </draw:line>
        <draw:connector draw:style-name="gr24" draw:text-style-name="P1" draw:layer="layout" svg:x1="13.651cm" svg:y1="1.726cm" svg:x2="16.354cm" svg:y2="1.726cm" draw:start-shape="id19" draw:start-glue-point="1" draw:end-shape="id20" draw:end-glue-point="3" svg:d="M13651 1726h2703" svg:viewBox="0 0 2704 1">
          <text:p/>
        </draw:connector>
        <draw:g>
          <draw:polygon draw:style-name="gr25" draw:text-style-name="P17" draw:layer="layout" svg:width="13.086cm" svg:height="14.973cm" svg:x="3.617cm" svg:y="1.5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polygon draw:style-name="gr26" draw:text-style-name="P18" draw:layer="layout" svg:width="13.086cm" svg:height="14.973cm" svg:x="3.617cm" svg:y="1.5cm" svg:viewBox="0 0 13087 14974" draw:points="3606,11962 3390,11796 3207,11607 3053,11397 2926,11168 2824,10922 2744,10661 2683,10385 2639,10098 2590,9496 2577,8868 2576,7595 2564,6236 2582,5531 2627,4852 2707,4231 2763,3951 2831,3698 2912,3474 3008,3285 3061,3205 3118,3134 3179,3074 3245,3025 3512,2903 3761,2828 3878,2806 3992,2794 4103,2790 4209,2795 4414,2826 4608,2883 4795,2960 4974,3051 5673,3457 5853,3542 6040,3611 6234,3657 6336,3670 6440,3675 6650,3665 6860,3626 7070,3566 7279,3488 8115,3107 8325,3019 8537,2945 8749,2888 8963,2855 9179,2851 9287,2861 9396,2879 9505,2908 9615,2947 9726,2996 9837,3057 9886,3091 9931,3129 9972,3171 10009,3217 10071,3321 10121,3437 10160,3564 10191,3699 10236,3988 10274,4288 10323,4583 10357,4723 10400,4855 10455,4979 10523,5090 10556,5128 10598,5163 10648,5195 10705,5224 10838,5273 10995,5311 11169,5337 11356,5352 11552,5356 11753,5349 11953,5332 12149,5305 12336,5268 12508,5222 12662,5166 12794,5101 12850,5065 12898,5027 12938,4986 12970,4944 12995,4896 13018,4839 13052,4701 13075,4534 13087,4342 13078,3903 13034,3418 12958,2922 12858,2450 12740,2036 12676,1862 12609,1716 12496,1517 12362,1323 12209,1135 12038,955 11850,786 11647,629 11429,487 11199,362 10956,255 10703,168 10441,105 10171,67 9894,55 9612,73 9325,121 9036,203 8699,333 8364,487 7704,818 7383,968 7072,1089 6920,1135 6771,1169 6626,1190 6484,1195 6345,1185 6209,1160 6075,1121 5942,1070 5673,940 5395,782 5099,612 4778,443 4424,288 4232,221 4028,162 3694,86 3378,34 3080,6 2799,0 2536,16 2288,53 2057,110 1841,187 1641,282 1455,395 1284,526 1127,672 984,835 854,1012 736,1202 631,1407 536,1643 449,1931 299,2641 179,3494 90,4447 0,6483 24,8408 74,9892 129,10633 241,11355 326,11705 437,12044 575,12373 745,12688 951,12989 1194,13272 1480,13538 1810,13783 2464,14147 3209,14449 4026,14685 4898,14853 5805,14950 6729,14974 7653,14922 8556,14791 9422,14580 10231,14284 10966,13902 11299,13678 11607,13431 11887,13161 12137,12868 12354,12552 12537,12211 12682,11846 12788,11457 12853,11043 12873,10604 12844,10182 12766,9790 12641,9427 12473,9092 12265,8786 12020,8506 11743,8252 11437,8024 11105,7821 10750,7642 9985,7354 9172,7154 8336,7037 7506,6997 6708,7029 5971,7127 5321,7286 5037,7387 4786,7500 4570,7626 4393,7763 4258,7912 4169,8071 4143,8154 4130,8239 4129,8326 4143,8416 4197,8585 4279,8731 4386,8855 4517,8958 4670,9044 4842,9113 5032,9167 5238,9208 5691,9258 6186,9276 7242,9275 7773,9283 8286,9315 8767,9386 8991,9439 9201,9508 9395,9593 9572,9697 9729,9820 9866,9966 9979,10134 10068,10328 10129,10549 10162,10799 10161,10982 10132,11156 10077,11321 9997,11476 9894,11621 9769,11757 9623,11884 9458,12000 9078,12206 8639,12373 8154,12502 7633,12594 7089,12647 6533,12663 5978,12641 5433,12580 4912,12482 4426,12347 3987,12173">
            <text:p/>
          </draw:polygon>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f"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25cm" svg:stroke-color="#000000" draw:marker-start-width="0.229cm" draw:marker-start-center="false" draw:marker-end-width="0.229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32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libre-office-draw-template"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3:08:43.648775567</meta:creation-date>
    <dc:title>libre-office-draw-template</dc:title>
    <meta:editing-duration>PT2H43M43S</meta:editing-duration>
    <meta:editing-cycles>28</meta:editing-cycles>
    <meta:generator>LibreOffice/7.4.1.2$MacOSX_AARCH64 LibreOffice_project/3c58a8f3a960df8bc8fd77b461821e42c061c5f0</meta:generator>
    <dc:date>2023-01-13T17:09:08.047770569</dc:date>
    <meta:document-statistic meta:object-count="80"/>
    <meta:template xlink:type="simple" xlink:actuate="onRequest" xlink:title="libre-office-draw-template" xlink:href="../../Library/Application%20Support/LibreOffice/4/user/template/draw/libre-office-draw-template.otg" meta:date="2023-01-13T13:08:43.501586303"/>
  </office:meta>
</office:document-meta>
</file>